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97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cases_variando_numero_de_vizinhos_e_obstacul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296739" calcext:value-type="float">
            <text:p>1296739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242968" calcext:value-type="float">
            <text:p>1242968</text:p>
          </table:table-cell>
          <table:table-cell office:value-type="float" office:value="9185" calcext:value-type="float">
            <text:p>9185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219330" calcext:value-type="float">
            <text:p>1219330</text:p>
          </table:table-cell>
          <table:table-cell office:value-type="float" office:value="17774" calcext:value-type="float">
            <text:p>17774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215185" calcext:value-type="float">
            <text:p>1215185</text:p>
          </table:table-cell>
          <table:table-cell office:value-type="float" office:value="41095" calcext:value-type="float">
            <text:p>41095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66349" calcext:value-type="float">
            <text:p>6634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538227" calcext:value-type="float">
            <text:p>1538227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449552" calcext:value-type="float">
            <text:p>1449552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413475" calcext:value-type="float">
            <text:p>1413475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396362" calcext:value-type="float">
            <text:p>1396362</text:p>
          </table:table-cell>
          <table:table-cell office:value-type="float" office:value="75887" calcext:value-type="float">
            <text:p>75887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396994" calcext:value-type="float">
            <text:p>1396994</text:p>
          </table:table-cell>
          <table:table-cell office:value-type="float" office:value="119929" calcext:value-type="float">
            <text:p>11992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9601" calcext:value-type="float">
            <text:p>96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9725" calcext:value-type="float">
            <text:p>97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8294" calcext:value-type="float">
            <text:p>1829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7663" calcext:value-type="float">
            <text:p>1766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7570" calcext:value-type="float">
            <text:p>1757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27828" calcext:value-type="float">
            <text:p>27828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26037" calcext:value-type="float">
            <text:p>2603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26004" calcext:value-type="float">
            <text:p>26004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26250" calcext:value-type="float">
            <text:p>2625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26188" calcext:value-type="float">
            <text:p>26188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575380" calcext:value-type="float">
            <text:p>1575380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495264" calcext:value-type="float">
            <text:p>1495264</text:p>
          </table:table-cell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472228" calcext:value-type="float">
            <text:p>1472228</text:p>
          </table:table-cell>
          <table:table-cell office:value-type="float" office:value="17519" calcext:value-type="float">
            <text:p>17519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468968" calcext:value-type="float">
            <text:p>1468968</text:p>
          </table:table-cell>
          <table:table-cell office:value-type="float" office:value="38304" calcext:value-type="float">
            <text:p>3830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65042" calcext:value-type="float">
            <text:p>65042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920265" calcext:value-type="float">
            <text:p>1920265</text:p>
          </table:table-cell>
          <table:table-cell office:value-type="float" office:value="20080" calcext:value-type="float">
            <text:p>20080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799003" calcext:value-type="float">
            <text:p>1799003</text:p>
          </table:table-cell>
          <table:table-cell office:value-type="float" office:value="25354" calcext:value-type="float">
            <text:p>2535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744028" calcext:value-type="float">
            <text:p>1744028</text:p>
          </table:table-cell>
          <table:table-cell office:value-type="float" office:value="44274" calcext:value-type="float">
            <text:p>4427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714207" calcext:value-type="float">
            <text:p>1714207</text:p>
          </table:table-cell>
          <table:table-cell office:value-type="float" office:value="87777" calcext:value-type="float">
            <text:p>87777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712848" calcext:value-type="float">
            <text:p>1712848</text:p>
          </table:table-cell>
          <table:table-cell office:value-type="float" office:value="139153" calcext:value-type="float">
            <text:p>139153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5427948" calcext:value-type="float">
            <text:p>5427948</text:p>
          </table:table-cell>
          <table:table-cell office:value-type="float" office:value="7312" calcext:value-type="float">
            <text:p>7312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5326334" calcext:value-type="float">
            <text:p>5326334</text:p>
          </table:table-cell>
          <table:table-cell office:value-type="float" office:value="10381" calcext:value-type="float">
            <text:p>10381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5293537" calcext:value-type="float">
            <text:p>5293537</text:p>
          </table:table-cell>
          <table:table-cell office:value-type="float" office:value="18818" calcext:value-type="float">
            <text:p>18818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5282596" calcext:value-type="float">
            <text:p>5282596</text:p>
          </table:table-cell>
          <table:table-cell office:value-type="float" office:value="39017" calcext:value-type="float">
            <text:p>39017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68278" calcext:value-type="float">
            <text:p>68278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5541009" calcext:value-type="float">
            <text:p>5541009</text:p>
          </table:table-cell>
          <table:table-cell office:value-type="float" office:value="16819" calcext:value-type="float">
            <text:p>16819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5426488" calcext:value-type="float">
            <text:p>5426488</text:p>
          </table:table-cell>
          <table:table-cell office:value-type="float" office:value="22940" calcext:value-type="float">
            <text:p>22940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5390125" calcext:value-type="float">
            <text:p>5390125</text:p>
          </table:table-cell>
          <table:table-cell office:value-type="float" office:value="38458" calcext:value-type="float">
            <text:p>38458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5375114" calcext:value-type="float">
            <text:p>5375114</text:p>
          </table:table-cell>
          <table:table-cell office:value-type="float" office:value="76654" calcext:value-type="float">
            <text:p>76654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5370708" calcext:value-type="float">
            <text:p>5370708</text:p>
          </table:table-cell>
          <table:table-cell office:value-type="float" office:value="130114" calcext:value-type="float">
            <text:p>13011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3570" calcext:value-type="float">
            <text:p>35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3652" calcext:value-type="float">
            <text:p>36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64856" calcext:value-type="float">
            <text:p>648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3418" calcext:value-type="float">
            <text:p>6341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2755" calcext:value-type="float">
            <text:p>6275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69520" calcext:value-type="float">
            <text:p>6952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67756" calcext:value-type="float">
            <text:p>6775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66854" calcext:value-type="float">
            <text:p>66854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66475" calcext:value-type="float">
            <text:p>66475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66362" calcext:value-type="float">
            <text:p>66362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727763" calcext:value-type="float">
            <text:p>727763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86014" calcext:value-type="float">
            <text:p>686014</text:p>
          </table:table-cell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72026" calcext:value-type="float">
            <text:p>672026</text:p>
          </table:table-cell>
          <table:table-cell office:value-type="float" office:value="15430" calcext:value-type="float">
            <text:p>15430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69661" calcext:value-type="float">
            <text:p>669661</text:p>
          </table:table-cell>
          <table:table-cell office:value-type="float" office:value="36020" calcext:value-type="float">
            <text:p>36020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85895" calcext:value-type="float">
            <text:p>85895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017302" calcext:value-type="float">
            <text:p>1017302</text:p>
          </table:table-cell>
          <table:table-cell office:value-type="float" office:value="13702" calcext:value-type="float">
            <text:p>13702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42859" calcext:value-type="float">
            <text:p>942859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910067" calcext:value-type="float">
            <text:p>910067</text:p>
          </table:table-cell>
          <table:table-cell office:value-type="float" office:value="33049" calcext:value-type="float">
            <text:p>3304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893756" calcext:value-type="float">
            <text:p>893756</text:p>
          </table:table-cell>
          <table:table-cell office:value-type="float" office:value="73141" calcext:value-type="float">
            <text:p>73141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890203" calcext:value-type="float">
            <text:p>890203</text:p>
          </table:table-cell>
          <table:table-cell office:value-type="float" office:value="163724" calcext:value-type="float">
            <text:p>163724</text:p>
          </table:table-cell>
        </table:table-row>
      </table:table>
      <table:table table:name="Planilha2" table:style-name="ta1">
        <table:shapes>
          <draw:frame draw:z-index="0" draw:style-name="gr1" draw:text-style-name="P1" svg:width="159.97mm" svg:height="90.05mm" svg:x="236.79mm" svg:y="6.37mm">
            <draw:object draw:notify-on-update-of-ranges="Planilha2.A2:Planilha2.A2 Planilha2.A3:Planilha2.A7 Planilha2.B2:Planilha2.B2 Planilha2.B3:Planilha2.B7 Planilha2.C2:Planilha2.C2 Planilha2.C3:Planilha2.C7 Planilha2.D2:Planilha2.D2 Planilha2.D3:Planilha2.D7 Planilha2.E2:Planilha2.E2 Planilha2.E3:Planilha2.E7 Planilha2.F2:Planilha2.F2 Planilha2.F3:Planilha2.F7 Planilha2.G2:Planilha2.G2 Planilha2.G3:Planilha2.G7 Planilha2.H2:Planilha2.H2 Planilha2.H3:Planilha2.H7 Planilha2.I2:Planilha2.I2 Planilha2.I3:Planilha2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35.41mm" svg:y="103.06mm">
            <draw:object draw:notify-on-update-of-ranges="Planilha2.A10:Planilha2.A10 Planilha2.A11:Planilha2.A15 Planilha2.B10:Planilha2.B10 Planilha2.B11:Planilha2.B15 Planilha2.C10:Planilha2.C10 Planilha2.C11:Planilha2.C15 Planilha2.D10:Planilha2.D10 Planilha2.D11:Planilha2.D15 Planilha2.E10:Planilha2.E10 Planilha2.E11:Planilha2.E15 Planilha2.F10:Planilha2.F10 Planilha2.F11:Planilha2.F15 Planilha2.G10:Planilha2.G10 Planilha2.G11:Planilha2.G15 Planilha2.H10:Planilha2.H10 Planilha2.H11:Planilha2.H15 Planilha2.I10:Planilha2.I10 Planilha2.I11:Planilha2.I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7mm" svg:height="90.04mm" svg:x="75.44mm" svg:y="73.3mm">
            <draw:object draw:notify-on-update-of-ranges="Planilha2.A19:Planilha2.A19 Planilha2.A20:Planilha2.A24 Planilha2.B19:Planilha2.B19 Planilha2.B20:Planilha2.B24 Planilha2.C19:Planilha2.C19 Planilha2.C20:Planilha2.C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5mm" svg:x="74.33mm" svg:y="169.46mm">
            <draw:object draw:notify-on-update-of-ranges="Planilha2.A40:Planilha2.A40 Planilha2.A41:Planilha2.A45 Planilha2.B40:Planilha2.B40 Planilha2.B41:Planilha2.B45 Planilha2.C40:Planilha2.C40 Planilha2.C41:Planilha2.C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Sem obstacul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6739" calcext:value-type="float">
            <text:p>1296739</text:p>
          </table:table-cell>
          <table:table-cell office:value-type="float" office:value="9601" calcext:value-type="float">
            <text:p>9601</text:p>
          </table:table-cell>
          <table:table-cell office:value-type="float" office:value="18294" calcext:value-type="float">
            <text:p>18294</text:p>
          </table:table-cell>
          <table:table-cell office:value-type="float" office:value="1575380" calcext:value-type="float">
            <text:p>1575380</text:p>
          </table:table-cell>
          <table:table-cell office:value-type="float" office:value="5427948" calcext:value-type="float">
            <text:p>5427948</text:p>
          </table:table-cell>
          <table:table-cell office:value-type="float" office:value="3570" calcext:value-type="float">
            <text:p>3570</text:p>
          </table:table-cell>
          <table:table-cell office:value-type="float" office:value="64856" calcext:value-type="float">
            <text:p>64856</text:p>
          </table:table-cell>
          <table:table-cell office:value-type="float" office:value="727763" calcext:value-type="float">
            <text:p>7277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2968" calcext:value-type="float">
            <text:p>1242968</text:p>
          </table:table-cell>
          <table:table-cell office:value-type="float" office:value="9573" calcext:value-type="float">
            <text:p>9573</text:p>
          </table:table-cell>
          <table:table-cell office:value-type="float" office:value="17663" calcext:value-type="float">
            <text:p>17663</text:p>
          </table:table-cell>
          <table:table-cell office:value-type="float" office:value="1495264" calcext:value-type="float">
            <text:p>1495264</text:p>
          </table:table-cell>
          <table:table-cell office:value-type="float" office:value="5326334" calcext:value-type="float">
            <text:p>5326334</text:p>
          </table:table-cell>
          <table:table-cell office:value-type="float" office:value="3532" calcext:value-type="float">
            <text:p>3532</text:p>
          </table:table-cell>
          <table:table-cell office:value-type="float" office:value="63418" calcext:value-type="float">
            <text:p>63418</text:p>
          </table:table-cell>
          <table:table-cell office:value-type="float" office:value="686014" calcext:value-type="float">
            <text:p>686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9330" calcext:value-type="float">
            <text:p>1219330</text:p>
          </table:table-cell>
          <table:table-cell office:value-type="float" office:value="9573" calcext:value-type="float">
            <text:p>9573</text:p>
          </table:table-cell>
          <table:table-cell office:value-type="float" office:value="17570" calcext:value-type="float">
            <text:p>17570</text:p>
          </table:table-cell>
          <table:table-cell office:value-type="float" office:value="1472228" calcext:value-type="float">
            <text:p>1472228</text:p>
          </table:table-cell>
          <table:table-cell office:value-type="float" office:value="5293537" calcext:value-type="float">
            <text:p>5293537</text:p>
          </table:table-cell>
          <table:table-cell office:value-type="float" office:value="3532" calcext:value-type="float">
            <text:p>3532</text:p>
          </table:table-cell>
          <table:table-cell office:value-type="float" office:value="62755" calcext:value-type="float">
            <text:p>62755</text:p>
          </table:table-cell>
          <table:table-cell office:value-type="float" office:value="672026" calcext:value-type="float">
            <text:p>6720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5185" calcext:value-type="float">
            <text:p>1215185</text:p>
          </table:table-cell>
          <table:table-cell office:value-type="float" office:value="9573" calcext:value-type="float">
            <text:p>9573</text:p>
          </table:table-cell>
          <table:table-cell office:value-type="float" office:value="17568" calcext:value-type="float">
            <text:p>17568</text:p>
          </table:table-cell>
          <table:table-cell office:value-type="float" office:value="1468968" calcext:value-type="float">
            <text:p>1468968</text:p>
          </table:table-cell>
          <table:table-cell office:value-type="float" office:value="5282596" calcext:value-type="float">
            <text:p>5282596</text:p>
          </table:table-cell>
          <table:table-cell office:value-type="float" office:value="3532" calcext:value-type="float">
            <text:p>3532</text:p>
          </table:table-cell>
          <table:table-cell office:value-type="float" office:value="62733" calcext:value-type="float">
            <text:p>62733</text:p>
          </table:table-cell>
          <table:table-cell office:value-type="float" office:value="669661" calcext:value-type="float">
            <text:p>6696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9573" calcext:value-type="float">
            <text:p>9573</text:p>
          </table:table-cell>
          <table:table-cell office:value-type="float" office:value="17568" calcext:value-type="float">
            <text:p>17568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3532" calcext:value-type="float">
            <text:p>3532</text:p>
          </table:table-cell>
          <table:table-cell office:value-type="float" office:value="62733" calcext:value-type="float">
            <text:p>62733</text:p>
          </table:table-cell>
          <table:table-cell office:value-type="float" office:value="669474" calcext:value-type="float">
            <text:p>6694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 obstacul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8227" calcext:value-type="float">
            <text:p>1538227</text:p>
          </table:table-cell>
          <table:table-cell office:value-type="float" office:value="9725" calcext:value-type="float">
            <text:p>9725</text:p>
          </table:table-cell>
          <table:table-cell office:value-type="float" office:value="27828" calcext:value-type="float">
            <text:p>27828</text:p>
          </table:table-cell>
          <table:table-cell office:value-type="float" office:value="1920265" calcext:value-type="float">
            <text:p>1920265</text:p>
          </table:table-cell>
          <table:table-cell office:value-type="float" office:value="5541009" calcext:value-type="float">
            <text:p>5541009</text:p>
          </table:table-cell>
          <table:table-cell office:value-type="float" office:value="3652" calcext:value-type="float">
            <text:p>3652</text:p>
          </table:table-cell>
          <table:table-cell office:value-type="float" office:value="69520" calcext:value-type="float">
            <text:p>69520</text:p>
          </table:table-cell>
          <table:table-cell office:value-type="float" office:value="1017302" calcext:value-type="float">
            <text:p>10173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9552" calcext:value-type="float">
            <text:p>1449552</text:p>
          </table:table-cell>
          <table:table-cell office:value-type="float" office:value="9698" calcext:value-type="float">
            <text:p>9698</text:p>
          </table:table-cell>
          <table:table-cell office:value-type="float" office:value="26037" calcext:value-type="float">
            <text:p>26037</text:p>
          </table:table-cell>
          <table:table-cell office:value-type="float" office:value="1799003" calcext:value-type="float">
            <text:p>1799003</text:p>
          </table:table-cell>
          <table:table-cell office:value-type="float" office:value="5426488" calcext:value-type="float">
            <text:p>5426488</text:p>
          </table:table-cell>
          <table:table-cell office:value-type="float" office:value="3614" calcext:value-type="float">
            <text:p>3614</text:p>
          </table:table-cell>
          <table:table-cell office:value-type="float" office:value="67756" calcext:value-type="float">
            <text:p>67756</text:p>
          </table:table-cell>
          <table:table-cell office:value-type="float" office:value="942859" calcext:value-type="float">
            <text:p>9428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3475" calcext:value-type="float">
            <text:p>1413475</text:p>
          </table:table-cell>
          <table:table-cell office:value-type="float" office:value="9698" calcext:value-type="float">
            <text:p>9698</text:p>
          </table:table-cell>
          <table:table-cell office:value-type="float" office:value="26004" calcext:value-type="float">
            <text:p>26004</text:p>
          </table:table-cell>
          <table:table-cell office:value-type="float" office:value="1744028" calcext:value-type="float">
            <text:p>1744028</text:p>
          </table:table-cell>
          <table:table-cell office:value-type="float" office:value="5390125" calcext:value-type="float">
            <text:p>5390125</text:p>
          </table:table-cell>
          <table:table-cell office:value-type="float" office:value="3614" calcext:value-type="float">
            <text:p>3614</text:p>
          </table:table-cell>
          <table:table-cell office:value-type="float" office:value="66854" calcext:value-type="float">
            <text:p>66854</text:p>
          </table:table-cell>
          <table:table-cell office:value-type="float" office:value="910067" calcext:value-type="float">
            <text:p>9100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6362" calcext:value-type="float">
            <text:p>1396362</text:p>
          </table:table-cell>
          <table:table-cell office:value-type="float" office:value="9698" calcext:value-type="float">
            <text:p>9698</text:p>
          </table:table-cell>
          <table:table-cell office:value-type="float" office:value="26250" calcext:value-type="float">
            <text:p>26250</text:p>
          </table:table-cell>
          <table:table-cell office:value-type="float" office:value="1714207" calcext:value-type="float">
            <text:p>1714207</text:p>
          </table:table-cell>
          <table:table-cell office:value-type="float" office:value="5375114" calcext:value-type="float">
            <text:p>5375114</text:p>
          </table:table-cell>
          <table:table-cell office:value-type="float" office:value="3614" calcext:value-type="float">
            <text:p>3614</text:p>
          </table:table-cell>
          <table:table-cell office:value-type="float" office:value="66475" calcext:value-type="float">
            <text:p>66475</text:p>
          </table:table-cell>
          <table:table-cell office:value-type="float" office:value="893756" calcext:value-type="float">
            <text:p>8937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96994" calcext:value-type="float">
            <text:p>1396994</text:p>
          </table:table-cell>
          <table:table-cell office:value-type="float" office:value="9698" calcext:value-type="float">
            <text:p>9698</text:p>
          </table:table-cell>
          <table:table-cell office:value-type="float" office:value="26188" calcext:value-type="float">
            <text:p>26188</text:p>
          </table:table-cell>
          <table:table-cell office:value-type="float" office:value="1712848" calcext:value-type="float">
            <text:p>1712848</text:p>
          </table:table-cell>
          <table:table-cell office:value-type="float" office:value="5370708" calcext:value-type="float">
            <text:p>5370708</text:p>
          </table:table-cell>
          <table:table-cell office:value-type="float" office:value="3614" calcext:value-type="float">
            <text:p>3614</text:p>
          </table:table-cell>
          <table:table-cell office:value-type="float" office:value="66362" calcext:value-type="float">
            <text:p>66362</text:p>
          </table:table-cell>
          <table:table-cell office:value-type="float" office:value="890203" calcext:value-type="float">
            <text:p>8902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caseA obs</text:p>
          </table:table-cell>
          <table:table-cell office:value-type="string" calcext:value-type="string">
            <text:p>caseA fre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8227" calcext:value-type="float">
            <text:p>1538227</text:p>
          </table:table-cell>
          <table:table-cell office:value-type="float" office:value="1296739" calcext:value-type="float">
            <text:p>129673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9552" calcext:value-type="float">
            <text:p>1449552</text:p>
          </table:table-cell>
          <table:table-cell office:value-type="float" office:value="1242968" calcext:value-type="float">
            <text:p>124296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3475" calcext:value-type="float">
            <text:p>1413475</text:p>
          </table:table-cell>
          <table:table-cell office:value-type="float" office:value="1219330" calcext:value-type="float">
            <text:p>121933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6362" calcext:value-type="float">
            <text:p>1396362</text:p>
          </table:table-cell>
          <table:table-cell office:value-type="float" office:value="1215185" calcext:value-type="float">
            <text:p>121518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96994" calcext:value-type="float">
            <text:p>1396994</text:p>
          </table:table-cell>
          <table:table-cell office:value-type="float" office:value="1214834" calcext:value-type="float">
            <text:p>1214834</text:p>
          </table:table-cell>
          <table:table-cell table:number-columns-repeated="6"/>
        </table:table-row>
        <table:table-row table:style-name="ro1" table:number-rows-repeated="15"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caseB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41009" calcext:value-type="float">
            <text:p>5541009</text:p>
          </table:table-cell>
          <table:table-cell office:value-type="float" office:value="5427948" calcext:value-type="float">
            <text:p>542794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26488" calcext:value-type="float">
            <text:p>5426488</text:p>
          </table:table-cell>
          <table:table-cell office:value-type="float" office:value="5326334" calcext:value-type="float">
            <text:p>532633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90125" calcext:value-type="float">
            <text:p>5390125</text:p>
          </table:table-cell>
          <table:table-cell office:value-type="float" office:value="5293537" calcext:value-type="float">
            <text:p>529353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75114" calcext:value-type="float">
            <text:p>5375114</text:p>
          </table:table-cell>
          <table:table-cell office:value-type="float" office:value="5282596" calcext:value-type="float">
            <text:p>528259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70708" calcext:value-type="float">
            <text:p>5370708</text:p>
          </table:table-cell>
          <table:table-cell office:value-type="float" office:value="5281496" calcext:value-type="float">
            <text:p>5281496</text:p>
          </table:table-cell>
          <table:table-cell table:number-columns-repeated="6"/>
        </table:table-row>
      </table:table>
      <table:table table:name="Planilha3" table:style-name="ta1">
        <table:shapes>
          <draw:frame draw:z-index="0" draw:style-name="gr1" draw:text-style-name="P1" svg:width="159.97mm" svg:height="90.05mm" svg:x="1.38mm" svg:y="44.09mm">
            <draw:object draw:notify-on-update-of-ranges="Planilha3.A2:Planilha3.A6 Planilha3.B2:Planilha3.B6 Planilha3.C2:Planilha3.C6 Planilha3.D2:Planilha3.D6 Planilha3.E2:Planilha3.E6 Planilha3.F2:Planilha3.F6 Planilha3.G2:Planilha3.G6 Planilha3.H2:Planilha3.H6 Planilha3.I2:Planilha3.I6 Planilha3.J2:Planilha3.J6 Planilha3.K2:Planilha3.K6 Planilha3.L2:Planilha3.L6 Planilha3.M2:Planilha3.M6 Planilha3.N2:Planilha3.N6 Planilha3.O2:Planilha3.O6 Planilha3.P2:Planilha3.P6 Planilha3.Q2:Planilha3.Q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35" calcext:value-type="float">
            <text:p>6235</text:p>
          </table:table-cell>
          <table:table-cell office:value-type="float" office:value="66" calcext:value-type="float">
            <text:p>66</text:p>
          </table:table-cell>
          <table:table-cell office:value-type="float" office:value="7312" calcext:value-type="float">
            <text:p>7312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float" office:value="5729" calcext:value-type="float">
            <text:p>5729</text:p>
          </table:table-cell>
          <table:table-cell office:value-type="float" office:value="169" calcext:value-type="float">
            <text:p>169</text:p>
          </table:table-cell>
          <table:table-cell office:value-type="float" office:value="5409" calcext:value-type="float">
            <text:p>5409</text:p>
          </table:table-cell>
          <table:table-cell office:value-type="float" office:value="12900" calcext:value-type="float">
            <text:p>12900</text:p>
          </table:table-cell>
          <table:table-cell office:value-type="float" office:value="98" calcext:value-type="float">
            <text:p>98</text:p>
          </table:table-cell>
          <table:table-cell office:value-type="float" office:value="16819" calcext:value-type="float">
            <text:p>16819</text:p>
          </table:table-cell>
          <table:table-cell office:value-type="float" office:value="871" calcext:value-type="float">
            <text:p>871</text:p>
          </table:table-cell>
          <table:table-cell office:value-type="float" office:value="67" calcext:value-type="float">
            <text:p>67</text:p>
          </table:table-cell>
          <table:table-cell office:value-type="float" office:value="20080" calcext:value-type="float">
            <text:p>20080</text:p>
          </table:table-cell>
          <table:table-cell office:value-type="float" office:value="696" calcext:value-type="float">
            <text:p>696</text:p>
          </table:table-cell>
          <table:table-cell office:value-type="float" office:value="13702" calcext:value-type="float">
            <text:p>13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85" calcext:value-type="float">
            <text:p>9185</text:p>
          </table:table-cell>
          <table:table-cell office:value-type="float" office:value="107" calcext:value-type="float">
            <text:p>107</text:p>
          </table:table-cell>
          <table:table-cell office:value-type="float" office:value="10381" calcext:value-type="float">
            <text:p>10381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8784" calcext:value-type="float">
            <text:p>8784</text:p>
          </table:table-cell>
          <table:table-cell office:value-type="float" office:value="266" calcext:value-type="float">
            <text:p>266</text:p>
          </table:table-cell>
          <table:table-cell office:value-type="float" office:value="8291" calcext:value-type="float">
            <text:p>8291</text:p>
          </table:table-cell>
          <table:table-cell office:value-type="float" office:value="17532" calcext:value-type="float">
            <text:p>17532</text:p>
          </table:table-cell>
          <table:table-cell office:value-type="float" office:value="167" calcext:value-type="float">
            <text:p>167</text:p>
          </table:table-cell>
          <table:table-cell office:value-type="float" office:value="22940" calcext:value-type="float">
            <text:p>22940</text:p>
          </table:table-cell>
          <table:table-cell office:value-type="float" office:value="1189" calcext:value-type="float">
            <text:p>1189</text:p>
          </table:table-cell>
          <table:table-cell office:value-type="float" office:value="120" calcext:value-type="float">
            <text:p>120</text:p>
          </table:table-cell>
          <table:table-cell office:value-type="float" office:value="25354" calcext:value-type="float">
            <text:p>25354</text:p>
          </table:table-cell>
          <table:table-cell office:value-type="float" office:value="1072" calcext:value-type="float">
            <text:p>1072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774" calcext:value-type="float">
            <text:p>17774</text:p>
          </table:table-cell>
          <table:table-cell office:value-type="float" office:value="214" calcext:value-type="float">
            <text:p>214</text:p>
          </table:table-cell>
          <table:table-cell office:value-type="float" office:value="18818" calcext:value-type="float">
            <text:p>18818</text:p>
          </table:table-cell>
          <table:table-cell office:value-type="float" office:value="482" calcext:value-type="float">
            <text:p>482</text:p>
          </table:table-cell>
          <table:table-cell office:value-type="float" office:value="152" calcext:value-type="float">
            <text:p>152</text:p>
          </table:table-cell>
          <table:table-cell office:value-type="float" office:value="17519" calcext:value-type="float">
            <text:p>17519</text:p>
          </table:table-cell>
          <table:table-cell office:value-type="float" office:value="477" calcext:value-type="float">
            <text:p>477</text:p>
          </table:table-cell>
          <table:table-cell office:value-type="float" office:value="15430" calcext:value-type="float">
            <text:p>15430</text:p>
          </table:table-cell>
          <table:table-cell office:value-type="float" office:value="34049" calcext:value-type="float">
            <text:p>34049</text:p>
          </table:table-cell>
          <table:table-cell office:value-type="float" office:value="329" calcext:value-type="float">
            <text:p>329</text:p>
          </table:table-cell>
          <table:table-cell office:value-type="float" office:value="38458" calcext:value-type="float">
            <text:p>38458</text:p>
          </table:table-cell>
          <table:table-cell office:value-type="float" office:value="1959" calcext:value-type="float">
            <text:p>1959</text:p>
          </table:table-cell>
          <table:table-cell office:value-type="float" office:value="250" calcext:value-type="float">
            <text:p>250</text:p>
          </table:table-cell>
          <table:table-cell office:value-type="float" office:value="44274" calcext:value-type="float">
            <text:p>44274</text:p>
          </table:table-cell>
          <table:table-cell office:value-type="float" office:value="1747" calcext:value-type="float">
            <text:p>1747</text:p>
          </table:table-cell>
          <table:table-cell office:value-type="float" office:value="33049" calcext:value-type="float">
            <text:p>330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095" calcext:value-type="float">
            <text:p>41095</text:p>
          </table:table-cell>
          <table:table-cell office:value-type="float" office:value="382" calcext:value-type="float">
            <text:p>382</text:p>
          </table:table-cell>
          <table:table-cell office:value-type="float" office:value="39017" calcext:value-type="float">
            <text:p>39017</text:p>
          </table:table-cell>
          <table:table-cell office:value-type="float" office:value="1091" calcext:value-type="float">
            <text:p>1091</text:p>
          </table:table-cell>
          <table:table-cell office:value-type="float" office:value="263" calcext:value-type="float">
            <text:p>263</text:p>
          </table:table-cell>
          <table:table-cell office:value-type="float" office:value="38304" calcext:value-type="float">
            <text:p>38304</text:p>
          </table:table-cell>
          <table:table-cell office:value-type="float" office:value="1184" calcext:value-type="float">
            <text:p>1184</text:p>
          </table:table-cell>
          <table:table-cell office:value-type="float" office:value="36020" calcext:value-type="float">
            <text:p>36020</text:p>
          </table:table-cell>
          <table:table-cell office:value-type="float" office:value="75887" calcext:value-type="float">
            <text:p>75887</text:p>
          </table:table-cell>
          <table:table-cell office:value-type="float" office:value="580" calcext:value-type="float">
            <text:p>580</text:p>
          </table:table-cell>
          <table:table-cell office:value-type="float" office:value="76654" calcext:value-type="float">
            <text:p>76654</text:p>
          </table:table-cell>
          <table:table-cell office:value-type="float" office:value="3484" calcext:value-type="float">
            <text:p>3484</text:p>
          </table:table-cell>
          <table:table-cell office:value-type="float" office:value="443" calcext:value-type="float">
            <text:p>443</text:p>
          </table:table-cell>
          <table:table-cell office:value-type="float" office:value="87777" calcext:value-type="float">
            <text:p>87777</text:p>
          </table:table-cell>
          <table:table-cell office:value-type="float" office:value="3411" calcext:value-type="float">
            <text:p>3411</text:p>
          </table:table-cell>
          <table:table-cell office:value-type="float" office:value="73141" calcext:value-type="float">
            <text:p>731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349" calcext:value-type="float">
            <text:p>66349</text:p>
          </table:table-cell>
          <table:table-cell office:value-type="float" office:value="820" calcext:value-type="float">
            <text:p>820</text:p>
          </table:table-cell>
          <table:table-cell office:value-type="float" office:value="68278" calcext:value-type="float">
            <text:p>68278</text:p>
          </table:table-cell>
          <table:table-cell office:value-type="float" office:value="2493" calcext:value-type="float">
            <text:p>2493</text:p>
          </table:table-cell>
          <table:table-cell office:value-type="float" office:value="591" calcext:value-type="float">
            <text:p>591</text:p>
          </table:table-cell>
          <table:table-cell office:value-type="float" office:value="65042" calcext:value-type="float">
            <text:p>65042</text:p>
          </table:table-cell>
          <table:table-cell office:value-type="float" office:value="2128" calcext:value-type="float">
            <text:p>2128</text:p>
          </table:table-cell>
          <table:table-cell office:value-type="float" office:value="85895" calcext:value-type="float">
            <text:p>85895</text:p>
          </table:table-cell>
          <table:table-cell office:value-type="float" office:value="119929" calcext:value-type="float">
            <text:p>119929</text:p>
          </table:table-cell>
          <table:table-cell office:value-type="float" office:value="1226" calcext:value-type="float">
            <text:p>1226</text:p>
          </table:table-cell>
          <table:table-cell office:value-type="float" office:value="130114" calcext:value-type="float">
            <text:p>130114</text:p>
          </table:table-cell>
          <table:table-cell office:value-type="float" office:value="6444" calcext:value-type="float">
            <text:p>6444</text:p>
          </table:table-cell>
          <table:table-cell office:value-type="float" office:value="996" calcext:value-type="float">
            <text:p>996</text:p>
          </table:table-cell>
          <table:table-cell office:value-type="float" office:value="139153" calcext:value-type="float">
            <text:p>139153</text:p>
          </table:table-cell>
          <table:table-cell office:value-type="float" office:value="5439" calcext:value-type="float">
            <text:p>5439</text:p>
          </table:table-cell>
          <table:table-cell office:value-type="float" office:value="163724" calcext:value-type="float">
            <text:p>163724</text:p>
          </table:table-cell>
        </table:table-row>
      </table:table>
      <table:named-expressions/>
      <table:database-ranges>
        <table:database-range table:name="__Anonymous_Sheet_DB__0" table:target-range-address="testcases_variando_numero_de_vizinhos_e_obstaculos.A1:testcases_variando_numero_de_vizinhos_e_obstaculos.E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Ecz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21:01:56.013955182</dc:date>
    <meta:editing-duration>PT20M56S</meta:editing-duration>
    <meta:editing-cycles>4</meta:editing-cycles>
    <meta:generator>LibreOffice/6.2.4.2.0$Linux_X86_64 LibreOffice_project/20$Build-2</meta:generator>
    <meta:document-statistic meta:table-count="3" meta:cell-count="62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75cm" svg:y="2.461cm" style:legend-expansion="high" chart:style-name="ch2"/>
        <chart:plot-area chart:style-name="ch3" table:cell-range-address="Planilha2.A2:Planilha2.I7" chart:data-source-has-labels="both" svg:x="0.319cm" svg:y="0.18cm" svg:width="13.037cm" svg:height="8.646cm">
          <chartooo:coordinate-region svg:x="1.866cm" svg:y="0.379cm" svg:width="11.21cm" svg:height="7.8cm"/>
          <chart:axis chart:dimension="x" chart:name="primary-x" chart:style-name="ch4" chartooo:axis-type="auto">
            <chartooo:date-scale/>
            <chart:categories table:cell-range-address="Planilha2.A3:Planilha2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B3:Planilha2.B7" chart:label-cell-address="Planilha2.B2:Planilha2.B2" chart:class="chart:line">
            <chart:data-point chart:repeated="5"/>
          </chart:series>
          <chart:series chart:style-name="ch7" chart:values-cell-range-address="Planilha2.C3:Planilha2.C7" chart:label-cell-address="Planilha2.C2:Planilha2.C2" chart:class="chart:line">
            <chart:data-point chart:repeated="5"/>
          </chart:series>
          <chart:series chart:style-name="ch8" chart:values-cell-range-address="Planilha2.D3:Planilha2.D7" chart:label-cell-address="Planilha2.D2:Planilha2.D2" chart:class="chart:line">
            <chart:data-point chart:repeated="5"/>
          </chart:series>
          <chart:series chart:style-name="ch9" chart:values-cell-range-address="Planilha2.E3:Planilha2.E7" chart:label-cell-address="Planilha2.E2:Planilha2.E2" chart:class="chart:line">
            <chart:data-point chart:repeated="5"/>
          </chart:series>
          <chart:series chart:style-name="ch10" chart:values-cell-range-address="Planilha2.F3:Planilha2.F7" chart:label-cell-address="Planilha2.F2:Planilha2.F2" chart:class="chart:line">
            <chart:data-point chart:repeated="5"/>
          </chart:series>
          <chart:series chart:style-name="ch11" chart:values-cell-range-address="Planilha2.G3:Planilha2.G7" chart:label-cell-address="Planilha2.G2:Planilha2.G2" chart:class="chart:line">
            <chart:data-point chart:repeated="5"/>
          </chart:series>
          <chart:series chart:style-name="ch12" chart:values-cell-range-address="Planilha2.H3:Planilha2.H7" chart:label-cell-address="Planilha2.H2:Planilha2.H2" chart:class="chart:line">
            <chart:data-point chart:repeated="5"/>
          </chart:series>
          <chart:series chart:style-name="ch13" chart:values-cell-range-address="Planilha2.I3:Planilha2.I7" chart:label-cell-address="Planilha2.I2:Planilha2.I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A</text:p>
                <draw:g>
                  <svg:desc>Planilha2.B2:Planilha2.B2</svg:desc>
                </draw:g>
              </table:table-cell>
              <table:table-cell office:value-type="string">
                <text:p>case4</text:p>
                <draw:g>
                  <svg:desc>Planilha2.C2:Planilha2.C2</svg:desc>
                </draw:g>
              </table:table-cell>
              <table:table-cell office:value-type="string">
                <text:p>case5</text:p>
                <draw:g>
                  <svg:desc>Planilha2.D2:Planilha2.D2</svg:desc>
                </draw:g>
              </table:table-cell>
              <table:table-cell office:value-type="string">
                <text:p>case6</text:p>
                <draw:g>
                  <svg:desc>Planilha2.E2:Planilha2.E2</svg:desc>
                </draw:g>
              </table:table-cell>
              <table:table-cell office:value-type="string">
                <text:p>caseB</text:p>
                <draw:g>
                  <svg:desc>Planilha2.F2:Planilha2.F2</svg:desc>
                </draw:g>
              </table:table-cell>
              <table:table-cell office:value-type="string">
                <text:p>case1</text:p>
                <draw:g>
                  <svg:desc>Planilha2.G2:Planilha2.G2</svg:desc>
                </draw:g>
              </table:table-cell>
              <table:table-cell office:value-type="string">
                <text:p>case2</text:p>
                <draw:g>
                  <svg:desc>Planilha2.H2:Planilha2.H2</svg:desc>
                </draw:g>
              </table:table-cell>
              <table:table-cell office:value-type="string">
                <text:p>case3</text:p>
                <draw:g>
                  <svg:desc>Planilha2.I2:Planilha2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3:Planilha2.A7</svg:desc>
                </draw:g>
              </table:table-cell>
              <table:table-cell office:value-type="float" office:value="1296739">
                <text:p>1296739</text:p>
                <draw:g>
                  <svg:desc>Planilha2.B3:Planilha2.B7</svg:desc>
                </draw:g>
              </table:table-cell>
              <table:table-cell office:value-type="float" office:value="9601">
                <text:p>9601</text:p>
                <draw:g>
                  <svg:desc>Planilha2.C3:Planilha2.C7</svg:desc>
                </draw:g>
              </table:table-cell>
              <table:table-cell office:value-type="float" office:value="18294">
                <text:p>18294</text:p>
                <draw:g>
                  <svg:desc>Planilha2.D3:Planilha2.D7</svg:desc>
                </draw:g>
              </table:table-cell>
              <table:table-cell office:value-type="float" office:value="1575380">
                <text:p>1575380</text:p>
                <draw:g>
                  <svg:desc>Planilha2.E3:Planilha2.E7</svg:desc>
                </draw:g>
              </table:table-cell>
              <table:table-cell office:value-type="float" office:value="5427948">
                <text:p>5427948</text:p>
                <draw:g>
                  <svg:desc>Planilha2.F3:Planilha2.F7</svg:desc>
                </draw:g>
              </table:table-cell>
              <table:table-cell office:value-type="float" office:value="3570">
                <text:p>3570</text:p>
                <draw:g>
                  <svg:desc>Planilha2.G3:Planilha2.G7</svg:desc>
                </draw:g>
              </table:table-cell>
              <table:table-cell office:value-type="float" office:value="64856">
                <text:p>64856</text:p>
                <draw:g>
                  <svg:desc>Planilha2.H3:Planilha2.H7</svg:desc>
                </draw:g>
              </table:table-cell>
              <table:table-cell office:value-type="float" office:value="727763">
                <text:p>727763</text:p>
                <draw:g>
                  <svg:desc>Planilha2.I3:Planilha2.I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2968">
                <text:p>1242968</text:p>
              </table:table-cell>
              <table:table-cell office:value-type="float" office:value="9573">
                <text:p>9573</text:p>
              </table:table-cell>
              <table:table-cell office:value-type="float" office:value="17663">
                <text:p>17663</text:p>
              </table:table-cell>
              <table:table-cell office:value-type="float" office:value="1495264">
                <text:p>1495264</text:p>
              </table:table-cell>
              <table:table-cell office:value-type="float" office:value="5326334">
                <text:p>5326334</text:p>
              </table:table-cell>
              <table:table-cell office:value-type="float" office:value="3532">
                <text:p>3532</text:p>
              </table:table-cell>
              <table:table-cell office:value-type="float" office:value="63418">
                <text:p>63418</text:p>
              </table:table-cell>
              <table:table-cell office:value-type="float" office:value="686014">
                <text:p>6860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19330">
                <text:p>1219330</text:p>
              </table:table-cell>
              <table:table-cell office:value-type="float" office:value="9573">
                <text:p>9573</text:p>
              </table:table-cell>
              <table:table-cell office:value-type="float" office:value="17570">
                <text:p>17570</text:p>
              </table:table-cell>
              <table:table-cell office:value-type="float" office:value="1472228">
                <text:p>1472228</text:p>
              </table:table-cell>
              <table:table-cell office:value-type="float" office:value="5293537">
                <text:p>5293537</text:p>
              </table:table-cell>
              <table:table-cell office:value-type="float" office:value="3532">
                <text:p>3532</text:p>
              </table:table-cell>
              <table:table-cell office:value-type="float" office:value="62755">
                <text:p>62755</text:p>
              </table:table-cell>
              <table:table-cell office:value-type="float" office:value="672026">
                <text:p>6720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15185">
                <text:p>1215185</text:p>
              </table:table-cell>
              <table:table-cell office:value-type="float" office:value="9573">
                <text:p>9573</text:p>
              </table:table-cell>
              <table:table-cell office:value-type="float" office:value="17568">
                <text:p>17568</text:p>
              </table:table-cell>
              <table:table-cell office:value-type="float" office:value="1468968">
                <text:p>1468968</text:p>
              </table:table-cell>
              <table:table-cell office:value-type="float" office:value="5282596">
                <text:p>5282596</text:p>
              </table:table-cell>
              <table:table-cell office:value-type="float" office:value="3532">
                <text:p>3532</text:p>
              </table:table-cell>
              <table:table-cell office:value-type="float" office:value="62733">
                <text:p>62733</text:p>
              </table:table-cell>
              <table:table-cell office:value-type="float" office:value="669661">
                <text:p>6696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14834">
                <text:p>1214834</text:p>
              </table:table-cell>
              <table:table-cell office:value-type="float" office:value="9573">
                <text:p>9573</text:p>
              </table:table-cell>
              <table:table-cell office:value-type="float" office:value="17568">
                <text:p>17568</text:p>
              </table:table-cell>
              <table:table-cell office:value-type="float" office:value="1468956">
                <text:p>1468956</text:p>
              </table:table-cell>
              <table:table-cell office:value-type="float" office:value="5281496">
                <text:p>5281496</text:p>
              </table:table-cell>
              <table:table-cell office:value-type="float" office:value="3532">
                <text:p>3532</text:p>
              </table:table-cell>
              <table:table-cell office:value-type="float" office:value="62733">
                <text:p>62733</text:p>
              </table:table-cell>
              <table:table-cell office:value-type="float" office:value="669474">
                <text:p>669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99cm" svg:y="0.469cm" style:legend-expansion="high" chart:style-name="ch2"/>
        <chart:plot-area chart:style-name="ch3" table:cell-range-address="Planilha3.A2:Planilha3.Q6" chart:data-source-has-labels="column" svg:x="0.319cm" svg:y="0.18cm" svg:width="12.561cm" svg:height="8.646cm">
          <chartooo:coordinate-region svg:x="1.496cm" svg:y="0.379cm" svg:width="10.919cm" svg:height="7.8cm"/>
          <chart:axis chart:dimension="x" chart:name="primary-x" chart:style-name="ch4" chartooo:axis-type="auto">
            <chartooo:date-scale/>
            <chart:categories table:cell-range-address="Planilha3.A2:Planilha3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3.B2:Planilha3.B6" chart:class="chart:line">
            <chart:data-point chart:repeated="5"/>
          </chart:series>
          <chart:series chart:style-name="ch7" chart:values-cell-range-address="Planilha3.C2:Planilha3.C6" chart:class="chart:line">
            <chart:data-point chart:repeated="5"/>
          </chart:series>
          <chart:series chart:style-name="ch8" chart:values-cell-range-address="Planilha3.D2:Planilha3.D6" chart:class="chart:line">
            <chart:data-point chart:repeated="5"/>
          </chart:series>
          <chart:series chart:style-name="ch9" chart:values-cell-range-address="Planilha3.E2:Planilha3.E6" chart:class="chart:line">
            <chart:data-point chart:repeated="5"/>
          </chart:series>
          <chart:series chart:style-name="ch10" chart:values-cell-range-address="Planilha3.F2:Planilha3.F6" chart:class="chart:line">
            <chart:data-point chart:repeated="5"/>
          </chart:series>
          <chart:series chart:style-name="ch11" chart:values-cell-range-address="Planilha3.G2:Planilha3.G6" chart:class="chart:line">
            <chart:data-point chart:repeated="5"/>
          </chart:series>
          <chart:series chart:style-name="ch12" chart:values-cell-range-address="Planilha3.H2:Planilha3.H6" chart:class="chart:line">
            <chart:data-point chart:repeated="5"/>
          </chart:series>
          <chart:series chart:style-name="ch13" chart:values-cell-range-address="Planilha3.I2:Planilha3.I6" chart:class="chart:line">
            <chart:data-point chart:repeated="5"/>
          </chart:series>
          <chart:series chart:style-name="ch14" chart:values-cell-range-address="Planilha3.J2:Planilha3.J6" chart:class="chart:line">
            <chart:data-point chart:repeated="5"/>
          </chart:series>
          <chart:series chart:style-name="ch15" chart:values-cell-range-address="Planilha3.K2:Planilha3.K6" chart:class="chart:line">
            <chart:data-point chart:repeated="5"/>
          </chart:series>
          <chart:series chart:style-name="ch16" chart:values-cell-range-address="Planilha3.L2:Planilha3.L6" chart:class="chart:line">
            <chart:data-point chart:repeated="5"/>
          </chart:series>
          <chart:series chart:style-name="ch17" chart:values-cell-range-address="Planilha3.M2:Planilha3.M6" chart:class="chart:line">
            <chart:data-point chart:repeated="5"/>
          </chart:series>
          <chart:series chart:style-name="ch18" chart:values-cell-range-address="Planilha3.N2:Planilha3.N6" chart:class="chart:line">
            <chart:data-point chart:repeated="5"/>
          </chart:series>
          <chart:series chart:style-name="ch19" chart:values-cell-range-address="Planilha3.O2:Planilha3.O6" chart:class="chart:line">
            <chart:data-point chart:repeated="5"/>
          </chart:series>
          <chart:series chart:style-name="ch20" chart:values-cell-range-address="Planilha3.P2:Planilha3.P6" chart:class="chart:line">
            <chart:data-point chart:repeated="5"/>
          </chart:series>
          <chart:series chart:style-name="ch9" chart:values-cell-range-address="Planilha3.Q2:Planilha3.Q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  <table:table-cell office:value-type="string">
                <text:p>Coluna J</text:p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  <table:table-cell office:value-type="string">
                <text:p>Coluna M</text:p>
              </table:table-cell>
              <table:table-cell office:value-type="string">
                <text:p>Coluna N</text:p>
              </table:table-cell>
              <table:table-cell office:value-type="string">
                <text:p>Coluna O</text:p>
              </table:table-cell>
              <table:table-cell office:value-type="string">
                <text:p>Coluna P</text:p>
              </table:table-cell>
              <table:table-cell office:value-type="string">
                <text:p>Coluna Q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3.A2:Planilha3.A6</svg:desc>
                </draw:g>
              </table:table-cell>
              <table:table-cell office:value-type="float" office:value="6235">
                <text:p>6235</text:p>
                <draw:g>
                  <svg:desc>Planilha3.B2:Planilha3.B6</svg:desc>
                </draw:g>
              </table:table-cell>
              <table:table-cell office:value-type="float" office:value="66">
                <text:p>66</text:p>
                <draw:g>
                  <svg:desc>Planilha3.C2:Planilha3.C6</svg:desc>
                </draw:g>
              </table:table-cell>
              <table:table-cell office:value-type="float" office:value="7312">
                <text:p>7312</text:p>
                <draw:g>
                  <svg:desc>Planilha3.D2:Planilha3.D6</svg:desc>
                </draw:g>
              </table:table-cell>
              <table:table-cell office:value-type="float" office:value="159">
                <text:p>159</text:p>
                <draw:g>
                  <svg:desc>Planilha3.E2:Planilha3.E6</svg:desc>
                </draw:g>
              </table:table-cell>
              <table:table-cell office:value-type="float" office:value="44">
                <text:p>44</text:p>
                <draw:g>
                  <svg:desc>Planilha3.F2:Planilha3.F6</svg:desc>
                </draw:g>
              </table:table-cell>
              <table:table-cell office:value-type="float" office:value="5729">
                <text:p>5729</text:p>
                <draw:g>
                  <svg:desc>Planilha3.G2:Planilha3.G6</svg:desc>
                </draw:g>
              </table:table-cell>
              <table:table-cell office:value-type="float" office:value="169">
                <text:p>169</text:p>
                <draw:g>
                  <svg:desc>Planilha3.H2:Planilha3.H6</svg:desc>
                </draw:g>
              </table:table-cell>
              <table:table-cell office:value-type="float" office:value="5409">
                <text:p>5409</text:p>
                <draw:g>
                  <svg:desc>Planilha3.I2:Planilha3.I6</svg:desc>
                </draw:g>
              </table:table-cell>
              <table:table-cell office:value-type="float" office:value="12900">
                <text:p>12900</text:p>
                <draw:g>
                  <svg:desc>Planilha3.J2:Planilha3.J6</svg:desc>
                </draw:g>
              </table:table-cell>
              <table:table-cell office:value-type="float" office:value="98">
                <text:p>98</text:p>
                <draw:g>
                  <svg:desc>Planilha3.K2:Planilha3.K6</svg:desc>
                </draw:g>
              </table:table-cell>
              <table:table-cell office:value-type="float" office:value="16819">
                <text:p>16819</text:p>
                <draw:g>
                  <svg:desc>Planilha3.L2:Planilha3.L6</svg:desc>
                </draw:g>
              </table:table-cell>
              <table:table-cell office:value-type="float" office:value="871">
                <text:p>871</text:p>
                <draw:g>
                  <svg:desc>Planilha3.M2:Planilha3.M6</svg:desc>
                </draw:g>
              </table:table-cell>
              <table:table-cell office:value-type="float" office:value="67">
                <text:p>67</text:p>
                <draw:g>
                  <svg:desc>Planilha3.N2:Planilha3.N6</svg:desc>
                </draw:g>
              </table:table-cell>
              <table:table-cell office:value-type="float" office:value="20080">
                <text:p>20080</text:p>
                <draw:g>
                  <svg:desc>Planilha3.O2:Planilha3.O6</svg:desc>
                </draw:g>
              </table:table-cell>
              <table:table-cell office:value-type="float" office:value="696">
                <text:p>696</text:p>
                <draw:g>
                  <svg:desc>Planilha3.P2:Planilha3.P6</svg:desc>
                </draw:g>
              </table:table-cell>
              <table:table-cell office:value-type="float" office:value="13702">
                <text:p>13702</text:p>
                <draw:g>
                  <svg:desc>Planilha3.Q2:Planilha3.Q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85">
                <text:p>9185</text:p>
              </table:table-cell>
              <table:table-cell office:value-type="float" office:value="107">
                <text:p>107</text:p>
              </table:table-cell>
              <table:table-cell office:value-type="float" office:value="10381">
                <text:p>10381</text:p>
              </table:table-cell>
              <table:table-cell office:value-type="float" office:value="266">
                <text:p>266</text:p>
              </table:table-cell>
              <table:table-cell office:value-type="float" office:value="75">
                <text:p>75</text:p>
              </table:table-cell>
              <table:table-cell office:value-type="float" office:value="8784">
                <text:p>8784</text:p>
              </table:table-cell>
              <table:table-cell office:value-type="float" office:value="266">
                <text:p>266</text:p>
              </table:table-cell>
              <table:table-cell office:value-type="float" office:value="8291">
                <text:p>8291</text:p>
              </table:table-cell>
              <table:table-cell office:value-type="float" office:value="17532">
                <text:p>17532</text:p>
              </table:table-cell>
              <table:table-cell office:value-type="float" office:value="167">
                <text:p>167</text:p>
              </table:table-cell>
              <table:table-cell office:value-type="float" office:value="22940">
                <text:p>22940</text:p>
              </table:table-cell>
              <table:table-cell office:value-type="float" office:value="1189">
                <text:p>1189</text:p>
              </table:table-cell>
              <table:table-cell office:value-type="float" office:value="120">
                <text:p>120</text:p>
              </table:table-cell>
              <table:table-cell office:value-type="float" office:value="25354">
                <text:p>25354</text:p>
              </table:table-cell>
              <table:table-cell office:value-type="float" office:value="1072">
                <text:p>1072</text:p>
              </table:table-cell>
              <table:table-cell office:value-type="float" office:value="18042">
                <text:p>180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774">
                <text:p>17774</text:p>
              </table:table-cell>
              <table:table-cell office:value-type="float" office:value="214">
                <text:p>214</text:p>
              </table:table-cell>
              <table:table-cell office:value-type="float" office:value="18818">
                <text:p>18818</text:p>
              </table:table-cell>
              <table:table-cell office:value-type="float" office:value="482">
                <text:p>482</text:p>
              </table:table-cell>
              <table:table-cell office:value-type="float" office:value="152">
                <text:p>152</text:p>
              </table:table-cell>
              <table:table-cell office:value-type="float" office:value="17519">
                <text:p>17519</text:p>
              </table:table-cell>
              <table:table-cell office:value-type="float" office:value="477">
                <text:p>477</text:p>
              </table:table-cell>
              <table:table-cell office:value-type="float" office:value="15430">
                <text:p>15430</text:p>
              </table:table-cell>
              <table:table-cell office:value-type="float" office:value="34049">
                <text:p>34049</text:p>
              </table:table-cell>
              <table:table-cell office:value-type="float" office:value="329">
                <text:p>329</text:p>
              </table:table-cell>
              <table:table-cell office:value-type="float" office:value="38458">
                <text:p>38458</text:p>
              </table:table-cell>
              <table:table-cell office:value-type="float" office:value="1959">
                <text:p>1959</text:p>
              </table:table-cell>
              <table:table-cell office:value-type="float" office:value="250">
                <text:p>250</text:p>
              </table:table-cell>
              <table:table-cell office:value-type="float" office:value="44274">
                <text:p>44274</text:p>
              </table:table-cell>
              <table:table-cell office:value-type="float" office:value="1747">
                <text:p>1747</text:p>
              </table:table-cell>
              <table:table-cell office:value-type="float" office:value="33049">
                <text:p>330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095">
                <text:p>41095</text:p>
              </table:table-cell>
              <table:table-cell office:value-type="float" office:value="382">
                <text:p>382</text:p>
              </table:table-cell>
              <table:table-cell office:value-type="float" office:value="39017">
                <text:p>39017</text:p>
              </table:table-cell>
              <table:table-cell office:value-type="float" office:value="1091">
                <text:p>1091</text:p>
              </table:table-cell>
              <table:table-cell office:value-type="float" office:value="263">
                <text:p>263</text:p>
              </table:table-cell>
              <table:table-cell office:value-type="float" office:value="38304">
                <text:p>38304</text:p>
              </table:table-cell>
              <table:table-cell office:value-type="float" office:value="1184">
                <text:p>1184</text:p>
              </table:table-cell>
              <table:table-cell office:value-type="float" office:value="36020">
                <text:p>36020</text:p>
              </table:table-cell>
              <table:table-cell office:value-type="float" office:value="75887">
                <text:p>75887</text:p>
              </table:table-cell>
              <table:table-cell office:value-type="float" office:value="580">
                <text:p>580</text:p>
              </table:table-cell>
              <table:table-cell office:value-type="float" office:value="76654">
                <text:p>76654</text:p>
              </table:table-cell>
              <table:table-cell office:value-type="float" office:value="3484">
                <text:p>3484</text:p>
              </table:table-cell>
              <table:table-cell office:value-type="float" office:value="443">
                <text:p>443</text:p>
              </table:table-cell>
              <table:table-cell office:value-type="float" office:value="87777">
                <text:p>87777</text:p>
              </table:table-cell>
              <table:table-cell office:value-type="float" office:value="3411">
                <text:p>3411</text:p>
              </table:table-cell>
              <table:table-cell office:value-type="float" office:value="73141">
                <text:p>7314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349">
                <text:p>66349</text:p>
              </table:table-cell>
              <table:table-cell office:value-type="float" office:value="820">
                <text:p>820</text:p>
              </table:table-cell>
              <table:table-cell office:value-type="float" office:value="68278">
                <text:p>68278</text:p>
              </table:table-cell>
              <table:table-cell office:value-type="float" office:value="2493">
                <text:p>2493</text:p>
              </table:table-cell>
              <table:table-cell office:value-type="float" office:value="591">
                <text:p>591</text:p>
              </table:table-cell>
              <table:table-cell office:value-type="float" office:value="65042">
                <text:p>65042</text:p>
              </table:table-cell>
              <table:table-cell office:value-type="float" office:value="2128">
                <text:p>2128</text:p>
              </table:table-cell>
              <table:table-cell office:value-type="float" office:value="85895">
                <text:p>85895</text:p>
              </table:table-cell>
              <table:table-cell office:value-type="float" office:value="119929">
                <text:p>119929</text:p>
              </table:table-cell>
              <table:table-cell office:value-type="float" office:value="1226">
                <text:p>1226</text:p>
              </table:table-cell>
              <table:table-cell office:value-type="float" office:value="130114">
                <text:p>130114</text:p>
              </table:table-cell>
              <table:table-cell office:value-type="float" office:value="6444">
                <text:p>6444</text:p>
              </table:table-cell>
              <table:table-cell office:value-type="float" office:value="996">
                <text:p>996</text:p>
              </table:table-cell>
              <table:table-cell office:value-type="float" office:value="139153">
                <text:p>139153</text:p>
              </table:table-cell>
              <table:table-cell office:value-type="float" office:value="5439">
                <text:p>5439</text:p>
              </table:table-cell>
              <table:table-cell office:value-type="float" office:value="163724">
                <text:p>163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75cm" svg:y="2.46cm" style:legend-expansion="high" chart:style-name="ch2"/>
        <chart:plot-area chart:style-name="ch3" table:cell-range-address="Planilha2.A10:Planilha2.I15" chart:data-source-has-labels="both" svg:x="0.319cm" svg:y="0.18cm" svg:width="13.037cm" svg:height="8.645cm">
          <chartooo:coordinate-region svg:x="1.866cm" svg:y="0.38cm" svg:width="11.21cm" svg:height="7.798cm"/>
          <chart:axis chart:dimension="x" chart:name="primary-x" chart:style-name="ch4" chartooo:axis-type="auto">
            <chartooo:date-scale/>
            <chart:categories table:cell-range-address="Planilha2.A11:Planilha2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B11:Planilha2.B15" chart:label-cell-address="Planilha2.B10:Planilha2.B10" chart:class="chart:line">
            <chart:data-point chart:repeated="5"/>
          </chart:series>
          <chart:series chart:style-name="ch7" chart:values-cell-range-address="Planilha2.C11:Planilha2.C15" chart:label-cell-address="Planilha2.C10:Planilha2.C10" chart:class="chart:line">
            <chart:data-point chart:repeated="5"/>
          </chart:series>
          <chart:series chart:style-name="ch8" chart:values-cell-range-address="Planilha2.D11:Planilha2.D15" chart:label-cell-address="Planilha2.D10:Planilha2.D10" chart:class="chart:line">
            <chart:data-point chart:repeated="5"/>
          </chart:series>
          <chart:series chart:style-name="ch9" chart:values-cell-range-address="Planilha2.E11:Planilha2.E15" chart:label-cell-address="Planilha2.E10:Planilha2.E10" chart:class="chart:line">
            <chart:data-point chart:repeated="5"/>
          </chart:series>
          <chart:series chart:style-name="ch10" chart:values-cell-range-address="Planilha2.F11:Planilha2.F15" chart:label-cell-address="Planilha2.F10:Planilha2.F10" chart:class="chart:line">
            <chart:data-point chart:repeated="5"/>
          </chart:series>
          <chart:series chart:style-name="ch11" chart:values-cell-range-address="Planilha2.G11:Planilha2.G15" chart:label-cell-address="Planilha2.G10:Planilha2.G10" chart:class="chart:line">
            <chart:data-point chart:repeated="5"/>
          </chart:series>
          <chart:series chart:style-name="ch12" chart:values-cell-range-address="Planilha2.H11:Planilha2.H15" chart:label-cell-address="Planilha2.H10:Planilha2.H10" chart:class="chart:line">
            <chart:data-point chart:repeated="5"/>
          </chart:series>
          <chart:series chart:style-name="ch13" chart:values-cell-range-address="Planilha2.I11:Planilha2.I15" chart:label-cell-address="Planilha2.I10:Planilha2.I1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A</text:p>
                <draw:g>
                  <svg:desc>Planilha2.B10:Planilha2.B10</svg:desc>
                </draw:g>
              </table:table-cell>
              <table:table-cell office:value-type="string">
                <text:p>case4</text:p>
                <draw:g>
                  <svg:desc>Planilha2.C10:Planilha2.C10</svg:desc>
                </draw:g>
              </table:table-cell>
              <table:table-cell office:value-type="string">
                <text:p>case5</text:p>
                <draw:g>
                  <svg:desc>Planilha2.D10:Planilha2.D10</svg:desc>
                </draw:g>
              </table:table-cell>
              <table:table-cell office:value-type="string">
                <text:p>case6</text:p>
                <draw:g>
                  <svg:desc>Planilha2.E10:Planilha2.E10</svg:desc>
                </draw:g>
              </table:table-cell>
              <table:table-cell office:value-type="string">
                <text:p>caseB</text:p>
                <draw:g>
                  <svg:desc>Planilha2.F10:Planilha2.F10</svg:desc>
                </draw:g>
              </table:table-cell>
              <table:table-cell office:value-type="string">
                <text:p>case1</text:p>
                <draw:g>
                  <svg:desc>Planilha2.G10:Planilha2.G10</svg:desc>
                </draw:g>
              </table:table-cell>
              <table:table-cell office:value-type="string">
                <text:p>case2</text:p>
                <draw:g>
                  <svg:desc>Planilha2.H10:Planilha2.H10</svg:desc>
                </draw:g>
              </table:table-cell>
              <table:table-cell office:value-type="string">
                <text:p>case3</text:p>
                <draw:g>
                  <svg:desc>Planilha2.I10:Planilha2.I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11:Planilha2.A15</svg:desc>
                </draw:g>
              </table:table-cell>
              <table:table-cell office:value-type="float" office:value="1538227">
                <text:p>1538227</text:p>
                <draw:g>
                  <svg:desc>Planilha2.B11:Planilha2.B15</svg:desc>
                </draw:g>
              </table:table-cell>
              <table:table-cell office:value-type="float" office:value="9725">
                <text:p>9725</text:p>
                <draw:g>
                  <svg:desc>Planilha2.C11:Planilha2.C15</svg:desc>
                </draw:g>
              </table:table-cell>
              <table:table-cell office:value-type="float" office:value="27828">
                <text:p>27828</text:p>
                <draw:g>
                  <svg:desc>Planilha2.D11:Planilha2.D15</svg:desc>
                </draw:g>
              </table:table-cell>
              <table:table-cell office:value-type="float" office:value="1920265">
                <text:p>1920265</text:p>
                <draw:g>
                  <svg:desc>Planilha2.E11:Planilha2.E15</svg:desc>
                </draw:g>
              </table:table-cell>
              <table:table-cell office:value-type="float" office:value="5541009">
                <text:p>5541009</text:p>
                <draw:g>
                  <svg:desc>Planilha2.F11:Planilha2.F15</svg:desc>
                </draw:g>
              </table:table-cell>
              <table:table-cell office:value-type="float" office:value="3652">
                <text:p>3652</text:p>
                <draw:g>
                  <svg:desc>Planilha2.G11:Planilha2.G15</svg:desc>
                </draw:g>
              </table:table-cell>
              <table:table-cell office:value-type="float" office:value="69520">
                <text:p>69520</text:p>
                <draw:g>
                  <svg:desc>Planilha2.H11:Planilha2.H15</svg:desc>
                </draw:g>
              </table:table-cell>
              <table:table-cell office:value-type="float" office:value="1017302">
                <text:p>1017302</text:p>
                <draw:g>
                  <svg:desc>Planilha2.I11:Planilha2.I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9552">
                <text:p>1449552</text:p>
              </table:table-cell>
              <table:table-cell office:value-type="float" office:value="9698">
                <text:p>9698</text:p>
              </table:table-cell>
              <table:table-cell office:value-type="float" office:value="26037">
                <text:p>26037</text:p>
              </table:table-cell>
              <table:table-cell office:value-type="float" office:value="1799003">
                <text:p>1799003</text:p>
              </table:table-cell>
              <table:table-cell office:value-type="float" office:value="5426488">
                <text:p>5426488</text:p>
              </table:table-cell>
              <table:table-cell office:value-type="float" office:value="3614">
                <text:p>3614</text:p>
              </table:table-cell>
              <table:table-cell office:value-type="float" office:value="67756">
                <text:p>67756</text:p>
              </table:table-cell>
              <table:table-cell office:value-type="float" office:value="942859">
                <text:p>9428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3475">
                <text:p>1413475</text:p>
              </table:table-cell>
              <table:table-cell office:value-type="float" office:value="9698">
                <text:p>9698</text:p>
              </table:table-cell>
              <table:table-cell office:value-type="float" office:value="26004">
                <text:p>26004</text:p>
              </table:table-cell>
              <table:table-cell office:value-type="float" office:value="1744028">
                <text:p>1744028</text:p>
              </table:table-cell>
              <table:table-cell office:value-type="float" office:value="5390125">
                <text:p>5390125</text:p>
              </table:table-cell>
              <table:table-cell office:value-type="float" office:value="3614">
                <text:p>3614</text:p>
              </table:table-cell>
              <table:table-cell office:value-type="float" office:value="66854">
                <text:p>66854</text:p>
              </table:table-cell>
              <table:table-cell office:value-type="float" office:value="910067">
                <text:p>9100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96362">
                <text:p>1396362</text:p>
              </table:table-cell>
              <table:table-cell office:value-type="float" office:value="9698">
                <text:p>9698</text:p>
              </table:table-cell>
              <table:table-cell office:value-type="float" office:value="26250">
                <text:p>26250</text:p>
              </table:table-cell>
              <table:table-cell office:value-type="float" office:value="1714207">
                <text:p>1714207</text:p>
              </table:table-cell>
              <table:table-cell office:value-type="float" office:value="5375114">
                <text:p>5375114</text:p>
              </table:table-cell>
              <table:table-cell office:value-type="float" office:value="3614">
                <text:p>3614</text:p>
              </table:table-cell>
              <table:table-cell office:value-type="float" office:value="66475">
                <text:p>66475</text:p>
              </table:table-cell>
              <table:table-cell office:value-type="float" office:value="893756">
                <text:p>8937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96994">
                <text:p>1396994</text:p>
              </table:table-cell>
              <table:table-cell office:value-type="float" office:value="9698">
                <text:p>9698</text:p>
              </table:table-cell>
              <table:table-cell office:value-type="float" office:value="26188">
                <text:p>26188</text:p>
              </table:table-cell>
              <table:table-cell office:value-type="float" office:value="1712848">
                <text:p>1712848</text:p>
              </table:table-cell>
              <table:table-cell office:value-type="float" office:value="5370708">
                <text:p>5370708</text:p>
              </table:table-cell>
              <table:table-cell office:value-type="float" office:value="3614">
                <text:p>3614</text:p>
              </table:table-cell>
              <table:table-cell office:value-type="float" office:value="66362">
                <text:p>66362</text:p>
              </table:table-cell>
              <table:table-cell office:value-type="float" office:value="890203">
                <text:p>890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87cm" svg:y="3.954cm" style:legend-expansion="high" chart:style-name="ch2"/>
        <chart:plot-area chart:style-name="ch3" table:cell-range-address="Planilha2.A19:Planilha2.C24" chart:data-source-has-labels="both" svg:x="0.319cm" svg:y="0.18cm" svg:width="12.349cm" svg:height="8.645cm">
          <chartooo:coordinate-region svg:x="1.681cm" svg:y="0.379cm" svg:width="10.522cm" svg:height="7.799cm"/>
          <chart:axis chart:dimension="x" chart:name="primary-x" chart:style-name="ch4" chartooo:axis-type="auto">
            <chartooo:date-scale/>
            <chart:categories table:cell-range-address="Planilha2.A20:Planilha2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20:Planilha2.B24" chart:label-cell-address="Planilha2.B19:Planilha2.B19" chart:class="chart:line">
            <chart:data-point chart:repeated="5"/>
          </chart:series>
          <chart:series chart:style-name="ch8" chart:values-cell-range-address="Planilha2.C20:Planilha2.C24" chart:label-cell-address="Planilha2.C19:Planilha2.C19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A obs</text:p>
                <draw:g>
                  <svg:desc>Planilha2.B19:Planilha2.B19</svg:desc>
                </draw:g>
              </table:table-cell>
              <table:table-cell office:value-type="string">
                <text:p>caseA free</text:p>
                <draw:g>
                  <svg:desc>Planilha2.C19:Planilha2.C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20:Planilha2.A24</svg:desc>
                </draw:g>
              </table:table-cell>
              <table:table-cell office:value-type="float" office:value="1538227">
                <text:p>1538227</text:p>
                <draw:g>
                  <svg:desc>Planilha2.B20:Planilha2.B24</svg:desc>
                </draw:g>
              </table:table-cell>
              <table:table-cell office:value-type="float" office:value="1296739">
                <text:p>1296739</text:p>
                <draw:g>
                  <svg:desc>Planilha2.C20:Planilha2.C2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9552">
                <text:p>1449552</text:p>
              </table:table-cell>
              <table:table-cell office:value-type="float" office:value="1242968">
                <text:p>12429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3475">
                <text:p>1413475</text:p>
              </table:table-cell>
              <table:table-cell office:value-type="float" office:value="1219330">
                <text:p>12193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96362">
                <text:p>1396362</text:p>
              </table:table-cell>
              <table:table-cell office:value-type="float" office:value="1215185">
                <text:p>121518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96994">
                <text:p>1396994</text:p>
              </table:table-cell>
              <table:table-cell office:value-type="float" office:value="1214834">
                <text:p>12148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75cm" svg:y="3.955cm" style:legend-expansion="high" chart:style-name="ch2"/>
        <chart:plot-area chart:style-name="ch3" table:cell-range-address="Planilha2.A40:Planilha2.C45" chart:data-source-has-labels="both" svg:x="0.319cm" svg:y="0.18cm" svg:width="13.037cm" svg:height="8.646cm">
          <chartooo:coordinate-region svg:x="1.866cm" svg:y="0.379cm" svg:width="11.21cm" svg:height="7.8cm"/>
          <chart:axis chart:dimension="x" chart:name="primary-x" chart:style-name="ch4" chartooo:axis-type="auto">
            <chartooo:date-scale/>
            <chart:categories table:cell-range-address="Planilha2.A41:Planilha2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41:Planilha2.B45" chart:label-cell-address="Planilha2.B40:Planilha2.B40" chart:class="chart:line">
            <chart:data-point chart:repeated="5"/>
          </chart:series>
          <chart:series chart:style-name="ch8" chart:values-cell-range-address="Planilha2.C41:Planilha2.C45" chart:label-cell-address="Planilha2.C40:Planilha2.C4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B</text:p>
                <draw:g>
                  <svg:desc>Planilha2.B40:Planilha2.B40</svg:desc>
                </draw:g>
              </table:table-cell>
              <table:table-cell office:value-type="string">
                <text:p>caseB</text:p>
                <draw:g>
                  <svg:desc>Planilha2.C40:Planilha2.C4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41:Planilha2.A45</svg:desc>
                </draw:g>
              </table:table-cell>
              <table:table-cell office:value-type="float" office:value="5541009">
                <text:p>5541009</text:p>
                <draw:g>
                  <svg:desc>Planilha2.B41:Planilha2.B45</svg:desc>
                </draw:g>
              </table:table-cell>
              <table:table-cell office:value-type="float" office:value="5427948">
                <text:p>5427948</text:p>
                <draw:g>
                  <svg:desc>Planilha2.C41:Planilha2.C4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26488">
                <text:p>5426488</text:p>
              </table:table-cell>
              <table:table-cell office:value-type="float" office:value="5326334">
                <text:p>53263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90125">
                <text:p>5390125</text:p>
              </table:table-cell>
              <table:table-cell office:value-type="float" office:value="5293537">
                <text:p>52935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75114">
                <text:p>5375114</text:p>
              </table:table-cell>
              <table:table-cell office:value-type="float" office:value="5282596">
                <text:p>52825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370708">
                <text:p>5370708</text:p>
              </table:table-cell>
              <table:table-cell office:value-type="float" office:value="5281496">
                <text:p>52814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